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2.4063in"/>
        </style:tab-stops>
      </style:paragraph-properties>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Standard">
      <style:paragraph-properties fo:margin-left="0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2">
      <style:paragraph-properties fo:text-align="justify" style:justify-single-word="false"/>
    </style:style>
    <style:style style:name="P9" style:family="paragraph" style:parent-style-name="List_20_Paragraph" style:list-style-name="WWNum3">
      <style:paragraph-properties fo:text-align="justify" style:justify-single-word="false"/>
    </style:style>
    <style:style style:name="P10" style:family="paragraph" style:parent-style-name="List_20_Paragraph">
      <style:paragraph-properties fo:text-align="justify" style:justify-single-word="false"/>
      <style:text-properties style:font-name="Times New Roman"/>
    </style:style>
    <style:style style:name="T1" style:family="text">
      <style:text-properties style:font-name="Times New Roman"/>
    </style:style>
    <style:style style:name="T2" style:family="text">
      <style:text-properties style:font-name="Times New Roman" style:language-asian="zh" style:country-asian="CN"/>
    </style:style>
    <style:style style:name="T3" style:family="text">
      <style:text-properties style:font-name="Times New Roman" style:language-asian="en" style:country-asian="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roject Proposal</text:span></text:p>
      <text:p text:style-name="P1"><text:span text:style-name="T1">Segments of income in British Columbia </text:span></text:p>
      <text:p text:style-name="P2"><text:span text:style-name="T1">Albee Guo</text:span></text:p>
      <text:p text:style-name="P2"><text:span text:style-name="T1">Shogo Kamasaki</text:span></text:p>
      <text:p text:style-name="P2"><text:span text:style-name="T1">Jay Tran</text:span></text:p>
      <text:p text:style-name="P2"><text:span text:style-name="T1">Kevin Li</text:span><text:bookmark text:name="_GoBack"/></text:p>
      <text:p text:style-name="P2"><text:span text:style-name="T1">BUSI 275</text:span></text:p>
      <text:p text:style-name="P3"><text:span text:style-name="T1">Professor: Sean Ho<text:tab/></text:span></text:p>
      <text:p text:style-name="P4"/>
      <text:p text:style-name="P5"><text:span text:style-name="T1">In this project we are targeting university students who want to work in British Columbia. We will look primarily at </text:span><text:span text:style-name="T2">yearly </text:span><text:span text:style-name="T1">income in British Columbia and variables that may affect it. Those variables are: age, gender, level of schooling, place of birth, field study, labor activity time, industry, wages and salaries, and self-employment income. Based on our research, we have our attention focused on these predictions:</text:span></text:p>
      <text:list xml:id="list37675221" text:style-name="WWNum2">
        <text:list-item>
          <text:p text:style-name="P8"><text:span text:style-name="T1">Higher level of education leads to higher wage if they have same labor activity time in British Columbia.</text:span></text:p>
        </text:list-item>
        <text:list-item>
          <text:p text:style-name="P8"><text:span text:style-name="T3">Gender does not affect level of education.</text:span></text:p>
        </text:list-item>
        <text:list-item>
          <text:p text:style-name="P8"><text:span text:style-name="T1">Workers from British Columbia might have higher income than workers from other places. </text:span></text:p>
        </text:list-item>
        <text:list-item>
          <text:p text:style-name="P8"><text:span text:style-name="T1">In British Columbia, </text:span><text:span text:style-name="T3">agricultural, biological, nutritional, and food sciences might have lower income than engineering. </text:span></text:p>
        </text:list-item>
        <text:list-item>
          <text:p text:style-name="P8"><text:span text:style-name="T3">People who have higher educational level might have higher self-employment income because they want to start a work themselves.</text:span></text:p>
        </text:list-item>
        <text:list-item>
          <text:p text:style-name="P8"><text:span text:style-name="T2">Workers between the ages of 20-35 have big difference in income individually, so it brings the standard deviation higher. </text:span></text:p>
        </text:list-item>
        <text:list-item>
          <text:p text:style-name="P8"><text:span text:style-name="T1">Even with the same level of education, there is difference in income between male and female.</text:span></text:p>
        </text:list-item>
      </text:list>
      <text:p text:style-name="P10"/>
      <text:p text:style-name="P5"><text:span text:style-name="T1">Our units of observation are quite various. They vary from per level of schooling, per work field, per work time to per age or even per sex. For now we can only think of calculating mean, median, standard deviation and coefficient variation. We can also check the various probabilities to apply our predictions. We will add more sampling technique into analyzing this matter as we process in BUSI 275. </text:span></text:p>
      <text:p text:style-name="P6"><text:span text:style-name="T1">We have our data 2001 Canada Census. Since the data covers many aspects, we will use part of the data. This data can be found here </text:span><text:a xlink:type="simple" xlink:href="http://www.statcan.gc.ca/kits-trousses/microdata-microdonnees/census-recensement2001/edu06g1_0001-eng.htm"><text:span text:style-name="T1">http://www.statcan.gc.ca/kits-trousses/microdata-microdonnees/census-recensement2001/edu06g1_0001-eng.htm</text:span></text:a>.</text:p>
      <text:p text:style-name="P2"><text:span text:style-name="T1"><text:tab/>Since our four group members are really interested in this topic, we have decided to divide the workload by mentioned predictions:</text:span></text:p>
      <text:list xml:id="list37669831" text:style-name="WWNum3">
        <text:list-item>
          <text:p text:style-name="P9"><text:span text:style-name="T1">Proposal: all</text:span></text:p>
        </text:list-item>
        <text:list-item>
          <text:p text:style-name="P9"><text:span text:style-name="T1">Data searching: all</text:span></text:p>
        </text:list-item>
        <text:list-item>
          <text:p text:style-name="P9"><text:span text:style-name="T1">Data description: all</text:span></text:p>
        </text:list-item>
        <text:list-item>
          <text:p text:style-name="P9"><text:span text:style-name="T1">Jay: prediction 2, abstract, methods, power point</text:span></text:p>
        </text:list-item>
        <text:list-item>
          <text:p text:style-name="P9"><text:span text:style-name="T1">Shogo: prediction 1, prediction 3, conclusion, power point</text:span></text:p>
        </text:list-item>
        <text:list-item>
          <text:p text:style-name="P9"><text:span text:style-name="T1">Albee: prediction 5, prediction 6, introduction, power point</text:span></text:p>
        </text:list-item>
        <text:list-item>
          <text:p text:style-name="P9"><text:span text:style-name="T1">Kevin: Prediction 4, prediction 7,related work, future work, power point</text:span></text:p>
        </text:list-item>
        <text:list-item>
          <text:p text:style-name="P9"><text:span text:style-name="T1">References: all</text:span></text:p>
        </text:list-item>
        <text:list-item>
          <text:p text:style-name="P9"><text:soft-page-break/><text:span text:style-name="T1">REB: all</text:span></text:p>
        </text:list-item>
      </text:list>
      <text:p text:style-name="P2"><text:span text:style-name="T1">This way the work is share equally and every member has a chance to show and polish their statistic analyzing skills.</text:span></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_20_text" style:display-name="footnote text" style:family="paragraph" style:parent-style-name="Standard" style:default-outline-level="">
      <style:text-properties style:font-name-asian="SimSun"/>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Footnote_20_Text_20_Char" style:display-name="Footnote Text Char" style:family="text">
      <style:text-properties style:font-name-asian="SimSun" style:font-name-complex="Times New Roman1"/>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ject Proposal</dc:title>
    <meta:initial-creator>Albee  Guo</meta:initial-creator>
    <dc:creator>Elizabeth Falconer</dc:creator>
    <meta:editing-cycles>10</meta:editing-cycles>
    <meta:creation-date>2012-02-14T16:55:00</meta:creation-date>
    <dc:date>2012-02-14T17:53:45.57</dc:date>
    <meta:editing-duration>PT29S</meta:editing-duration>
    <meta:generator>OpenOffice.org/3.3$Win32 OpenOffice.org_project/330m20$Build-9567</meta:generator>
    <meta:document-statistic meta:table-count="0" meta:image-count="0" meta:object-count="0" meta:page-count="2" meta:paragraph-count="29" meta:word-count="393" meta:character-count="2463"/>
    <meta:user-defined meta:name="AppVersion">14.0000</meta:user-defined>
    <meta:user-defined meta:name="Company">Trinity Wester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